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0.55cm" fo:min-width="0.3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solid" draw:fill-color="#ffff00" fo:min-height="0.864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05cm" fo:min-width="1.4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objectwithoutfill">
      <style:graphic-properties draw:stroke="dash" draw:stroke-dash="Fine_20_Dashed" svg:stroke-color="#0000ff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4pt" style:font-size-asian="14pt" style:font-size-complex="14pt"/>
    </style:style>
    <style:style style:name="T1" style:family="text">
      <style:text-properties style:text-position="-33% 58%"/>
    </style:style>
    <style:style style:name="T2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cm" svg:height="0.8cm" svg:x="2.3cm" svg:y="3.1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cm" svg:height="0.8cm" svg:x="2.3cm" svg:y="4.6cm">
          <text:p text:style-name="P1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8cm" svg:height="0.8cm" svg:x="2.3cm" svg:y="5.9cm">
          <text:p text:style-name="P1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8cm" svg:height="0.8cm" svg:x="2.3cm" svg:y="9.8cm">
          <text:p text:style-name="P1">X<text:span text:style-name="T1">n</text:span></text:p>
          <draw:enhanced-geometry svg:viewBox="0 0 21600 21600" draw:type="rectangle" draw:enhanced-path="M 0 0 L 21600 0 21600 21600 0 21600 0 0 Z N"/>
        </draw:custom-shape>
        <draw:frame draw:style-name="gr2" draw:layer="layout" svg:width="1.1cm" svg:height="0.963cm" svg:x="2.1cm" svg:y="7.5cm">
          <draw:text-box>
            <text:p>…</text:p>
          </draw:text-box>
        </draw:frame>
        <draw:frame draw:style-name="gr3" xml:id="id8" draw:id="id8" draw:layer="layout" svg:width="2.8cm" svg:height="1.114cm" svg:x="17cm" svg:y="3.086cm">
          <draw:text-box>
            <text:p>Score<text:span text:style-name="T1"> 0</text:span></text:p>
          </draw:text-box>
        </draw:frame>
        <draw:frame draw:style-name="gr3" xml:id="id10" draw:id="id10" draw:layer="layout" svg:width="2.9cm" svg:height="1.114cm" svg:x="17cm" svg:y="9.5cm">
          <draw:text-box>
            <text:p>Score <text:span text:style-name="T1">p-1</text:span></text:p>
          </draw:text-box>
        </draw:frame>
        <draw:frame draw:style-name="gr3" xml:id="id9" draw:id="id9" draw:layer="layout" svg:width="2.8cm" svg:height="1.114cm" svg:x="17cm" svg:y="4.686cm">
          <draw:text-box>
            <text:p>Score<text:span text:style-name="T1"> 1</text:span></text:p>
          </draw:text-box>
        </draw:frame>
        <draw:frame draw:style-name="gr2" draw:layer="layout" svg:width="1.1cm" svg:height="0.963cm" svg:x="17.9cm" svg:y="6.7cm">
          <draw:text-box>
            <text:p>…</text:p>
          </draw:text-box>
        </draw:frame>
        <draw:custom-shape draw:style-name="gr4" draw:text-style-name="P1" xml:id="id2" draw:id="id2" draw:layer="layout" svg:width="1.3cm" svg:height="1.2cm" svg:x="14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3cm" svg:height="1.2cm" svg:x="14.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3cm" svg:height="1.2cm" svg:x="14.5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1cm" svg:height="0.963cm" svg:x="14.5cm" svg:y="6.9cm">
          <draw:text-box>
            <text:p>…</text:p>
          </draw:text-box>
        </draw:frame>
        <draw:custom-shape draw:style-name="gr5" draw:text-style-name="P1" draw:layer="layout" svg:width="1.9cm" svg:height="10.3cm" svg:x="14.2cm" svg:y="1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cm" svg:height="0.806cm" svg:x="12.183cm" svg:y="12.438cm">
          <draw:text-box>
            <text:p text:style-name="P1"><text:span text:style-name="T2">Couche de sortie</text:span></text:p>
          </draw:text-box>
        </draw:frame>
        <draw:line draw:style-name="gr7" draw:text-style-name="P1" draw:layer="layout" svg:x1="15.2cm" svg:y1="12.6cm" svg:x2="15.2cm" svg:y2="12cm">
          <text:p/>
        </draw:line>
        <draw:connector draw:style-name="gr8" draw:text-style-name="P1" draw:layer="layout" draw:type="line" svg:x1="3.1cm" svg:y1="3.5cm" svg:x2="14.5cm" svg:y2="3.7cm" draw:start-shape="id1" draw:start-glue-point="1" draw:end-shape="id2" draw:end-glue-point="6" svg:d="M3100 3500l11400 200">
          <text:p/>
        </draw:connector>
        <draw:connector draw:style-name="gr8" draw:text-style-name="P1" draw:layer="layout" draw:type="line" svg:x1="3.1cm" svg:y1="5cm" svg:x2="14.5cm" svg:y2="3.7cm" draw:start-shape="id3" draw:start-glue-point="1" draw:end-shape="id2" draw:end-glue-point="6" svg:d="M3100 5000l11400-1300">
          <text:p/>
        </draw:connector>
        <draw:connector draw:style-name="gr8" draw:text-style-name="P1" draw:layer="layout" draw:type="line" svg:x1="3.1cm" svg:y1="6.3cm" svg:x2="14.5cm" svg:y2="3.7cm" draw:start-shape="id4" draw:start-glue-point="1" draw:end-shape="id2" draw:end-glue-point="6" svg:d="M3100 6300l11400-2600">
          <text:p/>
        </draw:connector>
        <draw:connector draw:style-name="gr8" draw:text-style-name="P1" draw:layer="layout" draw:type="line" svg:x1="3.1cm" svg:y1="10.2cm" svg:x2="14.5cm" svg:y2="3.7cm" draw:start-shape="id5" draw:start-glue-point="1" draw:end-shape="id2" draw:end-glue-point="6" svg:d="M3100 10200l11400-6500">
          <text:p/>
        </draw:connector>
        <draw:connector draw:style-name="gr8" draw:text-style-name="P1" draw:layer="layout" draw:type="line" svg:x1="3.1cm" svg:y1="3.5cm" svg:x2="14.501cm" svg:y2="5.301cm" draw:start-shape="id1" draw:start-glue-point="1" draw:end-shape="id6" draw:end-glue-point="6" svg:d="M3100 3500l11401 1801">
          <text:p/>
        </draw:connector>
        <draw:connector draw:style-name="gr8" draw:text-style-name="P1" draw:layer="layout" draw:type="line" svg:x1="3.1cm" svg:y1="5cm" svg:x2="14.501cm" svg:y2="5.301cm" draw:start-shape="id3" draw:start-glue-point="1" draw:end-shape="id6" draw:end-glue-point="6" svg:d="M3100 5000l11401 301">
          <text:p/>
        </draw:connector>
        <draw:connector draw:style-name="gr8" draw:text-style-name="P1" draw:layer="layout" draw:type="line" svg:x1="3.1cm" svg:y1="6.3cm" svg:x2="14.501cm" svg:y2="5.301cm" draw:start-shape="id4" draw:start-glue-point="1" draw:end-shape="id6" draw:end-glue-point="6" svg:d="M3100 6300l11401-999">
          <text:p/>
        </draw:connector>
        <draw:connector draw:style-name="gr8" draw:text-style-name="P1" draw:layer="layout" draw:type="line" svg:x1="3.101cm" svg:y1="3.501cm" svg:x2="14.5cm" svg:y2="10.1cm" draw:end-shape="id7" draw:end-glue-point="6" svg:d="M3101 3501l11399 6599">
          <text:p/>
        </draw:connector>
        <draw:connector draw:style-name="gr8" draw:text-style-name="P1" draw:layer="layout" draw:type="line" svg:x1="3.1cm" svg:y1="10.2cm" svg:x2="14.501cm" svg:y2="5.301cm" draw:start-shape="id5" draw:start-glue-point="1" draw:end-shape="id6" draw:end-glue-point="6" svg:d="M3100 10200l11401-4899">
          <text:p/>
        </draw:connector>
        <draw:connector draw:style-name="gr8" draw:text-style-name="P1" draw:layer="layout" draw:type="line" svg:x1="3.1cm" svg:y1="5cm" svg:x2="14.5cm" svg:y2="10.1cm" draw:start-shape="id3" draw:start-glue-point="1" draw:end-shape="id7" draw:end-glue-point="6" svg:d="M3100 5000l11400 5100">
          <text:p/>
        </draw:connector>
        <draw:connector draw:style-name="gr8" draw:text-style-name="P1" draw:layer="layout" draw:type="line" svg:x1="3.1cm" svg:y1="10.2cm" svg:x2="14.5cm" svg:y2="10.1cm" draw:start-shape="id5" draw:start-glue-point="1" draw:end-shape="id7" draw:end-glue-point="6" svg:d="M3100 10200l11400-100">
          <text:p/>
        </draw:connector>
        <draw:connector draw:style-name="gr8" draw:text-style-name="P1" draw:layer="layout" draw:type="line" svg:x1="17cm" svg:y1="3.643cm" svg:x2="15.8cm" svg:y2="3.7cm" draw:start-shape="id8" draw:start-glue-point="3" draw:end-shape="id2" draw:end-glue-point="10" svg:d="M17000 3643l-1200 57">
          <text:p/>
        </draw:connector>
        <draw:connector draw:style-name="gr8" draw:text-style-name="P1" draw:layer="layout" draw:type="line" svg:x1="17cm" svg:y1="5.243cm" svg:x2="15.801cm" svg:y2="5.301cm" draw:start-shape="id9" draw:start-glue-point="3" draw:end-shape="id6" draw:end-glue-point="10" svg:d="M17000 5243l-1199 58">
          <text:p/>
        </draw:connector>
        <draw:connector draw:style-name="gr8" draw:text-style-name="P1" draw:layer="layout" draw:type="line" svg:x1="17cm" svg:y1="10.057cm" svg:x2="15.8cm" svg:y2="10.1cm" draw:start-shape="id10" draw:end-shape="id7" draw:end-glue-point="10" svg:d="M17000 10057l-1200 43">
          <text:p/>
        </draw:connector>
        <draw:custom-shape draw:style-name="gr5" draw:text-style-name="P1" draw:layer="layout" svg:width="1.9cm" svg:height="10.3cm" svg:x="1.8cm" svg:y="1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2cm" svg:height="0.806cm" svg:x="1cm" svg:y="12.438cm">
          <draw:text-box>
            <text:p text:style-name="P1"><text:span text:style-name="T2">Couche d’entrée</text:span></text:p>
          </draw:text-box>
        </draw:frame>
        <draw:line draw:style-name="gr7" draw:text-style-name="P1" draw:layer="layout" svg:x1="2.8cm" svg:y1="12.6cm" svg:x2="2.8cm" svg:y2="12cm">
          <text:p/>
        </draw:line>
        <draw:connector draw:style-name="gr8" draw:text-style-name="P1" draw:layer="layout" draw:type="line" svg:x1="3.1cm" svg:y1="6.3cm" svg:x2="14.5cm" svg:y2="10.1cm" draw:start-shape="id4" draw:start-glue-point="1" svg:d="M3100 6300l11400 3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30T17:34:22.390000000</meta:creation-date>
    <dc:date>2019-02-07T11:19:42.37</dc:date>
    <meta:editing-duration>PT45M49S</meta:editing-duration>
    <meta:editing-cycles>9</meta:editing-cycles>
    <meta:generator>OpenOffice/4.1.6$Win32 OpenOffice.org_project/416m1$Build-9790</meta:generator>
    <dc:creator>Fabien FROMAGER</dc:creator>
    <meta:document-statistic meta:object-count="34"/>
  </office:meta>
</office:document-meta>
</file>